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fo:margin-bottom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line-height="115%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line-height="115%" fo:margin-bottom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" style:family="text"/>
    <style:style style:name="T13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9" style:family="text"/>
    <style:style style:name="T13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11" style:family="text"/>
    <style:style style:name="T13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13" style:family="text"/>
    <style:style style:name="T13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15" style:family="text"/>
    <style:style style:name="T13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17" style:family="text"/>
    <style:style style:name="T13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19" style:family="text"/>
    <style:style style:name="T13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21" style:family="text"/>
    <style:style style:name="T13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23" style:family="text"/>
    <style:style style:name="T13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25" style:family="text"/>
    <style:style style:name="T13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27" style:family="text"/>
    <style:style style:name="T13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29" style:family="text"/>
    <style:style style:name="T13_3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31" style:family="text"/>
    <style:style style:name="T13_3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33" style:family="text"/>
    <style:style style:name="T13_3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3_35" style:family="text"/>
    <style:style style:name="T13_3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bottom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/>
    <style:style style:name="T14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9" style:family="text"/>
    <style:style style:name="T14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11" style:family="text"/>
    <style:style style:name="T14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13" style:family="text"/>
    <style:style style:name="T14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15" style:family="text"/>
    <style:style style:name="T14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17" style:family="text"/>
    <style:style style:name="T14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19" style:family="text"/>
    <style:style style:name="T14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21" style:family="text"/>
    <style:style style:name="T14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23" style:family="text"/>
    <style:style style:name="T14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25" style:family="text"/>
    <style:style style:name="T14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27" style:family="text"/>
    <style:style style:name="T14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29" style:family="text"/>
    <style:style style:name="T14_3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5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Princess</text:span><text:span text:style-name="T1_2"><text:s/></text:span><text:span text:style-name="T1_3">Twilight</text:span><text:span text:style-name="T1_4">'</text:span><text:span text:style-name="T1_5">s</text:span><text:span text:style-name="T1_6"><text:s/></text:span><text:span text:style-name="T1_7">Profoundly</text:span><text:span text:style-name="T1_8"><text:s/></text:span><text:span text:style-name="T1_9">Peripheral</text:span><text:span text:style-name="T1_10"><text:s/></text:span><text:span text:style-name="T1_11">Protector</text:span></text:p>
      <text:p text:style-name="P2"><text:span text:style-name="T2_1">Autor</text:span><text:span text:style-name="T2_2">:<text:s/></text:span><text:span text:style-name="T2_3">Chengar</text:span><text:span text:style-name="T2_4"><text:s/></text:span><text:span text:style-name="T2_5">Qordath</text:span></text:p>
      <text:p text:style-name="P3"><text:span text:style-name="T3_1">[</text:span><text:span text:style-name="T3_2">Comedy</text:span><text:span text:style-name="T3_3">][</text:span><text:span text:style-name="T3_4">Drama</text:span><text:span text:style-name="T3_5">][</text:span><text:span text:style-name="T3_6">Slice</text:span><text:span text:style-name="T3_7"><text:s/></text:span><text:span text:style-name="T3_8">of</text:span><text:span text:style-name="T3_9"><text:s/></text:span><text:span text:style-name="T3_10">Life</text:span><text:span text:style-name="T3_11">]</text:span></text:p>
      <text:p text:style-name="P4"/>
      <text:p text:style-name="P5"><text:span text:style-name="T5_1">W</text:span><text:span text:style-name="T5_2"><text:s/></text:span><text:span text:style-name="T5_3">poprzedniej</text:span><text:span text:style-name="T5_4"><text:s/></text:span><text:span text:style-name="T5_5">recenzji</text:span><text:span text:style-name="T5_6"><text:s/></text:span><text:span text:style-name="T5_7">przybliżyłem</text:span><text:span text:style-name="T5_8"><text:s/></text:span><text:span text:style-name="T5_9">nieco</text:span><text:span text:style-name="T5_10"><text:s/></text:span><text:span text:style-name="T5_11">sylwetkę</text:span><text:span text:style-name="T5_12"><text:s/></text:span><text:span text:style-name="T5_13">Storm</text:span><text:span text:style-name="T5_14"><text:s/></text:span><text:span text:style-name="T5_15">Kicker</text:span><text:span text:style-name="T5_16"><text:s/>–<text:s/></text:span><text:span text:style-name="T5_17">pora</text:span><text:span text:style-name="T5_18"><text:s/></text:span><text:span text:style-name="T5_19">na</text:span><text:span text:style-name="T5_20"><text:s/></text:span><text:span text:style-name="T5_21">kolejne</text:span><text:span text:style-name="T5_22"><text:s/></text:span><text:span text:style-name="T5_23">opowiadanie</text:span><text:span text:style-name="T5_24"><text:s/></text:span><text:span text:style-name="T5_25">z</text:span><text:span text:style-name="T5_26"><text:s/></text:span><text:span text:style-name="T5_27">tą</text:span><text:span text:style-name="T5_28"><text:s/></text:span><text:span text:style-name="T5_29">bohaterką</text:span><text:span text:style-name="T5_30">.</text:span></text:p>
      <text:p text:style-name="P6"/>
      <text:p text:style-name="P7"><text:span text:style-name="T7_1">Księżniczka</text:span><text:span text:style-name="T7_2"><text:s/></text:span><text:span text:style-name="T7_3">Twilight</text:span><text:span text:style-name="T7_4"><text:s/></text:span><text:span text:style-name="T7_5">Sparkle</text:span><text:span text:style-name="T7_6"><text:s/></text:span><text:span text:style-name="T7_7">spokojnie</text:span><text:span text:style-name="T7_8"><text:s/></text:span><text:span text:style-name="T7_9">sobie</text:span><text:span text:style-name="T7_10"><text:s/></text:span><text:span text:style-name="T7_11">mieszka</text:span><text:span text:style-name="T7_12"><text:s/></text:span><text:span text:style-name="T7_13">w</text:span><text:span text:style-name="T7_14"><text:s/></text:span><text:span text:style-name="T7_15">Ponyville</text:span><text:span text:style-name="T7_16"><text:s/>–<text:s/></text:span><text:span text:style-name="T7_17">sielski</text:span><text:span text:style-name="T7_18"><text:s/></text:span><text:span text:style-name="T7_19">obrazek</text:span><text:span text:style-name="T7_20">,<text:s/></text:span><text:span text:style-name="T7_21">czyż</text:span><text:span text:style-name="T7_22"><text:s/></text:span><text:span text:style-name="T7_23">nie</text:span><text:span text:style-name="T7_24">?<text:s/></text:span><text:span text:style-name="T7_25">Jednak</text:span><text:span text:style-name="T7_26"><text:s/></text:span><text:span text:style-name="T7_27">coś</text:span><text:span text:style-name="T7_28"><text:s/></text:span><text:span text:style-name="T7_29">się</text:span><text:span text:style-name="T7_30"><text:s/></text:span><text:span text:style-name="T7_31">zmieniło</text:span><text:span text:style-name="T7_32"><text:s/>–<text:s/></text:span><text:span text:style-name="T7_33">teraz</text:span><text:span text:style-name="T7_34"><text:s/></text:span><text:span text:style-name="T7_35">należy</text:span><text:span text:style-name="T7_36"><text:s/></text:span><text:span text:style-name="T7_37">do</text:span><text:span text:style-name="T7_38"><text:s/></text:span><text:span text:style-name="T7_39">najwyższej</text:span><text:span text:style-name="T7_40"><text:s/></text:span><text:span text:style-name="T7_41">arystokracji</text:span><text:span text:style-name="T7_42"><text:s/></text:span><text:span text:style-name="T7_43">Equestrii</text:span><text:span text:style-name="T7_44">.<text:s/></text:span><text:span text:style-name="T7_45">No</text:span><text:span text:style-name="T7_46"><text:s/></text:span><text:span text:style-name="T7_47">a</text:span><text:span text:style-name="T7_48"><text:s/></text:span><text:span text:style-name="T7_49">jak</text:span><text:span text:style-name="T7_50"><text:s/></text:span><text:span text:style-name="T7_51">wiadomo</text:span><text:span text:style-name="T7_52">,<text:s/></text:span><text:span text:style-name="T7_53">taki</text:span><text:span text:style-name="T7_54"><text:s/></text:span><text:span text:style-name="T7_55">awans</text:span><text:span text:style-name="T7_56"><text:s/></text:span><text:span text:style-name="T7_57">społeczny</text:span><text:span text:style-name="T7_58"><text:s/></text:span><text:span text:style-name="T7_59">niesie</text:span><text:span text:style-name="T7_60"><text:s/></text:span><text:span text:style-name="T7_61">za</text:span><text:span text:style-name="T7_62"><text:s/></text:span><text:span text:style-name="T7_63">sobą</text:span><text:span text:style-name="T7_64"><text:s/></text:span><text:span text:style-name="T7_65">pewne</text:span><text:span text:style-name="T7_66"><text:s/></text:span><text:span text:style-name="T7_67">zmiany</text:span><text:span text:style-name="T7_68">,<text:s/></text:span><text:span text:style-name="T7_69">z</text:span><text:span text:style-name="T7_70"><text:s/></text:span><text:span text:style-name="T7_71">których</text:span><text:span text:style-name="T7_72"><text:s/></text:span><text:span text:style-name="T7_73">jedna</text:span><text:span text:style-name="T7_74"><text:s/></text:span><text:span text:style-name="T7_75">wybitnie</text:span><text:span text:style-name="T7_76"><text:s/></text:span><text:span text:style-name="T7_77">nie</text:span><text:span text:style-name="T7_78"><text:s/></text:span><text:span text:style-name="T7_79">przypada</text:span><text:span text:style-name="T7_80"><text:s/></text:span><text:span text:style-name="T7_81">do</text:span><text:span text:style-name="T7_82"><text:s/></text:span><text:span text:style-name="T7_83">smaku</text:span><text:span text:style-name="T7_84"><text:s/></text:span><text:span text:style-name="T7_85">ex</text:span><text:span text:style-name="T7_86">-</text:span><text:span text:style-name="T7_87">bibliotekarce</text:span><text:span text:style-name="T7_88">.<text:s/></text:span><text:span text:style-name="T7_89">Z</text:span><text:span text:style-name="T7_90"><text:s/></text:span><text:span text:style-name="T7_91">najnowszego</text:span><text:span text:style-name="T7_92"><text:s/></text:span><text:span text:style-name="T7_93">listu</text:span><text:span text:style-name="T7_94"><text:s/></text:span><text:span text:style-name="T7_95">od</text:span><text:span text:style-name="T7_96"><text:s/></text:span><text:span text:style-name="T7_97">swojej</text:span><text:span text:style-name="T7_98"><text:s/></text:span><text:span text:style-name="T7_99">mentorki</text:span><text:span text:style-name="T7_100"><text:s/></text:span><text:span text:style-name="T7_101">dowiaduje</text:span><text:span text:style-name="T7_102"><text:s/></text:span><text:span text:style-name="T7_103">się</text:span><text:span text:style-name="T7_104">,<text:s/></text:span><text:span text:style-name="T7_105">iż</text:span><text:span text:style-name="T7_106"><text:s/></text:span><text:span text:style-name="T7_107">od</text:span><text:span text:style-name="T7_108"><text:s/></text:span><text:span text:style-name="T7_109">tej</text:span><text:span text:style-name="T7_110"><text:s/></text:span><text:span text:style-name="T7_111">pory</text:span><text:span text:style-name="T7_112"><text:s/></text:span><text:span text:style-name="T7_113">będzie</text:span><text:span text:style-name="T7_114"><text:s/></text:span><text:span text:style-name="T7_115">miała</text:span><text:span text:style-name="T7_116"><text:s/></text:span><text:span text:style-name="T7_117">ochronę</text:span><text:span text:style-name="T7_118"><text:s/></text:span><text:span text:style-name="T7_119">osobistą</text:span><text:span text:style-name="T7_120">.<text:s/></text:span><text:span text:style-name="T7_121">Naturalnie</text:span><text:span text:style-name="T7_122"><text:s/></text:span><text:span text:style-name="T7_123">powoduje</text:span><text:span text:style-name="T7_124"><text:s/></text:span><text:span text:style-name="T7_125">to</text:span><text:span text:style-name="T7_126"><text:s/></text:span><text:span text:style-name="T7_127">wystąpienie</text:span><text:span text:style-name="T7_128"><text:s/></text:span><text:span text:style-name="T7_129">jednej</text:span><text:span text:style-name="T7_130"><text:s/></text:span><text:span text:style-name="T7_131">z</text:span><text:span text:style-name="T7_132"><text:s/></text:span><text:span text:style-name="T7_133">jej</text:span><text:span text:style-name="T7_134"><text:s/></text:span><text:span text:style-name="T7_135">słynnych</text:span><text:span text:style-name="T7_136"><text:s/></text:span><text:span text:style-name="T7_137">neuroz</text:span><text:span text:style-name="T7_138"><text:s/></text:span><text:span text:style-name="T7_139">i</text:span><text:span text:style-name="T7_140"><text:s/></text:span><text:span text:style-name="T7_141">gigantycznym</text:span><text:span text:style-name="T7_142"><text:s/></text:span><text:span text:style-name="T7_143">niezadowoleniem</text:span><text:span text:style-name="T7_144">.<text:s/></text:span><text:span text:style-name="T7_145">Wszystko</text:span><text:span text:style-name="T7_146"><text:s/></text:span><text:span text:style-name="T7_147">to</text:span><text:span text:style-name="T7_148"><text:s/></text:span><text:span text:style-name="T7_149">sprawia</text:span><text:span text:style-name="T7_150">,<text:s/></text:span><text:span text:style-name="T7_151">iż</text:span><text:span text:style-name="T7_152"><text:s/></text:span><text:span text:style-name="T7_153">kiedy</text:span><text:span text:style-name="T7_154"><text:s/></text:span><text:span text:style-name="T7_155">następnego</text:span><text:span text:style-name="T7_156"><text:s/></text:span><text:span text:style-name="T7_157">dnia</text:span><text:span text:style-name="T7_158"><text:s/></text:span><text:span text:style-name="T7_159">z</text:span><text:span text:style-name="T7_160"><text:s/></text:span><text:span text:style-name="T7_161">Canterlot</text:span><text:span text:style-name="T7_162"><text:s/></text:span><text:span text:style-name="T7_163">przybywa</text:span><text:span text:style-name="T7_164"><text:s/></text:span><text:span text:style-name="T7_165">kapitan</text:span><text:span text:style-name="T7_166"><text:s/></text:span><text:span text:style-name="T7_167">Storm</text:span><text:span text:style-name="T7_168"><text:s/></text:span><text:span text:style-name="T7_169">Kicker</text:span><text:span text:style-name="T7_170">,<text:s/></text:span><text:span text:style-name="T7_171">atmosfera</text:span><text:span text:style-name="T7_172"><text:s/></text:span><text:span text:style-name="T7_173">jest</text:span><text:span text:style-name="T7_174"><text:s/></text:span><text:span text:style-name="T7_175">dosyć</text:span><text:span text:style-name="T7_176">…<text:s/></text:span><text:span text:style-name="T7_177">napięta</text:span><text:span text:style-name="T7_178">,<text:s/></text:span><text:span text:style-name="T7_179">szczególnie</text:span><text:span text:style-name="T7_180"><text:s/></text:span><text:span text:style-name="T7_181">jeżeli</text:span><text:span text:style-name="T7_182"><text:s/></text:span><text:span text:style-name="T7_183">doliczyć</text:span><text:span text:style-name="T7_184"><text:s/></text:span><text:span text:style-name="T7_185">pełen</text:span><text:span text:style-name="T7_186"><text:s/></text:span><text:span text:style-name="T7_187">formalizm</text:span><text:span text:style-name="T7_188"><text:s/></text:span><text:span text:style-name="T7_189">z</text:span><text:span text:style-name="T7_190"><text:s/></text:span><text:span text:style-name="T7_191">jednej</text:span><text:span text:style-name="T7_192"><text:s/></text:span><text:span text:style-name="T7_193">strony</text:span><text:span text:style-name="T7_194"><text:s/></text:span><text:span text:style-name="T7_195">i</text:span><text:span text:style-name="T7_196"><text:s/></text:span><text:span text:style-name="T7_197">kilka</text:span><text:span text:style-name="T7_198"><text:s/></text:span><text:span text:style-name="T7_199">nieprzemyślanych</text:span><text:span text:style-name="T7_200"><text:s/></text:span><text:span text:style-name="T7_201">komentarzy</text:span><text:span text:style-name="T7_202"><text:s/></text:span><text:span text:style-name="T7_203">z</text:span><text:span text:style-name="T7_204"><text:s/></text:span><text:span text:style-name="T7_205">drugiej</text:span><text:span text:style-name="T7_206">.<text:s/></text:span><text:span text:style-name="T7_207">A</text:span><text:span text:style-name="T7_208"><text:s/></text:span><text:span text:style-name="T7_209">dalej</text:span><text:span text:style-name="T7_210"><text:s/></text:span><text:span text:style-name="T7_211">jest</text:span><text:span text:style-name="T7_212"><text:s/></text:span><text:span text:style-name="T7_213">tylko</text:span><text:span text:style-name="T7_214"><text:s/></text:span><text:span text:style-name="T7_215">zabawniej</text:span><text:span text:style-name="T7_216">.<text:s/></text:span><text:span text:style-name="T7_217">Powiedzcie</text:span><text:span text:style-name="T7_218">,<text:s/></text:span><text:span text:style-name="T7_219">czy</text:span><text:span text:style-name="T7_220"><text:s/></text:span><text:span text:style-name="T7_221">to</text:span><text:span text:style-name="T7_222"><text:s/></text:span><text:span text:style-name="T7_223">nie</text:span><text:span text:style-name="T7_224"><text:s/></text:span><text:span text:style-name="T7_225">brzmi</text:span><text:span text:style-name="T7_226"><text:s/></text:span><text:span text:style-name="T7_227">jak</text:span><text:span text:style-name="T7_228"><text:s/></text:span><text:span text:style-name="T7_229">przepis</text:span><text:span text:style-name="T7_230"><text:s/></text:span><text:span text:style-name="T7_231">na</text:span><text:span text:style-name="T7_232"><text:s/></text:span><text:span text:style-name="T7_233">doskonałe</text:span><text:span text:style-name="T7_234"><text:s/></text:span><text:span text:style-name="T7_235">opowiadanie</text:span><text:span text:style-name="T7_236">?</text:span></text:p>
      <text:p text:style-name="P8"/>
      <text:p text:style-name="P9"><text:span text:style-name="T9_1">Fanfik</text:span><text:span text:style-name="T9_2"><text:s/></text:span><text:span text:style-name="T9_3">pisany</text:span><text:span text:style-name="T9_4"><text:s/></text:span><text:span text:style-name="T9_5">jest</text:span><text:span text:style-name="T9_6"><text:s/></text:span><text:span text:style-name="T9_7">z</text:span><text:span text:style-name="T9_8"><text:s/></text:span><text:span text:style-name="T9_9">perspektywy</text:span><text:span text:style-name="T9_10"><text:s/></text:span><text:span text:style-name="T9_11">Twilight</text:span><text:span text:style-name="T9_12"><text:s/></text:span><text:span text:style-name="T9_13">Sparkle</text:span><text:span text:style-name="T9_14"><text:s/></text:span><text:span text:style-name="T9_15">i</text:span><text:span text:style-name="T9_16"><text:s/></text:span><text:span text:style-name="T9_17">trzeba</text:span><text:span text:style-name="T9_18"><text:s/></text:span><text:span text:style-name="T9_19">powiedzieć</text:span><text:span text:style-name="T9_20">,<text:s/></text:span><text:span text:style-name="T9_21">że</text:span><text:span text:style-name="T9_22"><text:s/></text:span><text:span text:style-name="T9_23">wyszło</text:span><text:span text:style-name="T9_24"><text:s/></text:span><text:span text:style-name="T9_25">mu</text:span><text:span text:style-name="T9_26"><text:s/></text:span><text:span text:style-name="T9_27">to</text:span><text:span text:style-name="T9_28"><text:s/></text:span><text:span text:style-name="T9_29">na</text:span><text:span text:style-name="T9_30"><text:s/></text:span><text:span text:style-name="T9_31">plus</text:span><text:span text:style-name="T9_32"><text:s/>–<text:s/></text:span><text:span text:style-name="T9_33">Storm</text:span><text:span text:style-name="T9_34"><text:s/></text:span><text:span text:style-name="T9_35">Kicker</text:span><text:span text:style-name="T9_36"><text:s/></text:span><text:span text:style-name="T9_37">w</text:span><text:span text:style-name="T9_38"><text:s/></text:span><text:span text:style-name="T9_39">chwili</text:span><text:span text:style-name="T9_40"><text:s/></text:span><text:span text:style-name="T9_41">jego</text:span><text:span text:style-name="T9_42"><text:s/></text:span><text:span text:style-name="T9_43">pisania</text:span><text:span text:style-name="T9_44"><text:s/></text:span><text:span text:style-name="T9_45">była</text:span><text:span text:style-name="T9_46"><text:s/></text:span><text:span text:style-name="T9_47">postacią</text:span><text:span text:style-name="T9_48">,<text:s/></text:span><text:span text:style-name="T9_49">która</text:span><text:span text:style-name="T9_50"><text:s/></text:span><text:span text:style-name="T9_51">dopiero</text:span><text:span text:style-name="T9_52"><text:s/></text:span><text:span text:style-name="T9_53">się</text:span><text:span text:style-name="T9_54"><text:s/></text:span><text:span text:style-name="T9_55">rozwija</text:span><text:span text:style-name="T9_56"><text:s/></text:span><text:span text:style-name="T9_57">i</text:span><text:span text:style-name="T9_58"><text:s/></text:span><text:span text:style-name="T9_59">przyjrzenie</text:span><text:span text:style-name="T9_60"><text:s/></text:span><text:span text:style-name="T9_61">się</text:span><text:span text:style-name="T9_62"><text:s/></text:span><text:span text:style-name="T9_63">jej</text:span><text:span text:style-name="T9_64"><text:s/></text:span><text:span text:style-name="T9_65">parą</text:span><text:span text:style-name="T9_66"><text:s/></text:span><text:span text:style-name="T9_67">dobrze</text:span><text:span text:style-name="T9_68"><text:s/></text:span><text:span text:style-name="T9_69">znanych</text:span><text:span text:style-name="T9_70"><text:s/></text:span><text:span text:style-name="T9_71">oczu</text:span><text:span text:style-name="T9_72"><text:s/></text:span><text:span text:style-name="T9_73">pozwalało</text:span><text:span text:style-name="T9_74"><text:s/></text:span><text:span text:style-name="T9_75">na</text:span><text:span text:style-name="T9_76"><text:s/></text:span><text:span text:style-name="T9_77">bezbolesne</text:span><text:span text:style-name="T9_78"><text:s/></text:span><text:span text:style-name="T9_79">zapoznanie</text:span><text:span text:style-name="T9_80"><text:s/></text:span><text:span text:style-name="T9_81">się</text:span><text:span text:style-name="T9_82"><text:s/></text:span><text:span text:style-name="T9_83">z</text:span><text:span text:style-name="T9_84"><text:s/></text:span><text:span text:style-name="T9_85">nową</text:span><text:span text:style-name="T9_86"><text:s/></text:span><text:span text:style-name="T9_87">bohaterką</text:span><text:span text:style-name="T9_88">.<text:s/></text:span><text:span text:style-name="T9_89">A</text:span><text:span text:style-name="T9_90"><text:s/></text:span><text:span text:style-name="T9_91">jest</text:span><text:span text:style-name="T9_92"><text:s/></text:span><text:span text:style-name="T9_93">co</text:span><text:span text:style-name="T9_94"><text:s/></text:span><text:span text:style-name="T9_95">poznawać</text:span><text:span text:style-name="T9_96">,<text:s/></text:span><text:span text:style-name="T9_97">gdyż</text:span><text:span text:style-name="T9_98"><text:s/></text:span><text:span text:style-name="T9_99">Chengar</text:span><text:span text:style-name="T9_100"><text:s/></text:span><text:span text:style-name="T9_101">Qordath</text:span><text:span text:style-name="T9_102"><text:s/></text:span><text:span text:style-name="T9_103">raz</text:span><text:span text:style-name="T9_104"><text:s/></text:span><text:span text:style-name="T9_105">jeszcze</text:span><text:span text:style-name="T9_106"><text:s/></text:span><text:span text:style-name="T9_107">pokazał</text:span><text:span text:style-name="T9_108">,<text:s/></text:span><text:span text:style-name="T9_109">że</text:span><text:span text:style-name="T9_110"><text:s/></text:span><text:span text:style-name="T9_111">w</text:span><text:span text:style-name="T9_112"><text:s/></text:span><text:span text:style-name="T9_113">tworzeniu</text:span><text:span text:style-name="T9_114"><text:s/></text:span><text:span text:style-name="T9_115">OC</text:span><text:span text:style-name="T9_116">-</text:span><text:span text:style-name="T9_117">ków</text:span><text:span text:style-name="T9_118"><text:s/></text:span><text:span text:style-name="T9_119">jest</text:span><text:span text:style-name="T9_120"><text:s/></text:span><text:span text:style-name="T9_121">naprawdę</text:span><text:span text:style-name="T9_122"><text:s/></text:span><text:span text:style-name="T9_123">doskonały</text:span><text:span text:style-name="T9_124">.<text:s/></text:span><text:span text:style-name="T9_125">Zgodnie</text:span><text:span text:style-name="T9_126"><text:s/></text:span><text:span text:style-name="T9_127">z</text:span><text:span text:style-name="T9_128"><text:s/></text:span><text:span text:style-name="T9_129">nazwą</text:span><text:span text:style-name="T9_130"><text:s/></text:span><text:span text:style-name="T9_131">jedynego</text:span><text:span text:style-name="T9_132"><text:s/></text:span><text:span text:style-name="T9_133">rozdziału</text:span><text:span text:style-name="T9_134">,<text:s/></text:span><text:span text:style-name="T9_135">udało</text:span><text:span text:style-name="T9_136"><text:s/></text:span><text:span text:style-name="T9_137">mu</text:span><text:span text:style-name="T9_138"><text:s/></text:span><text:span text:style-name="T9_139">się</text:span><text:span text:style-name="T9_140"><text:s/></text:span><text:span text:style-name="T9_141">wykreować</text:span><text:span text:style-name="T9_142"><text:s/>„</text:span><text:span text:style-name="T9_143">oficera</text:span><text:span text:style-name="T9_144"><text:s/></text:span><text:span text:style-name="T9_145">i</text:span><text:span text:style-name="T9_146"><text:s/></text:span><text:span text:style-name="T9_147">dżentelklacz</text:span><text:span text:style-name="T9_148">”<text:s/></text:span><text:span text:style-name="T9_149">w</text:span><text:span text:style-name="T9_150"><text:s/></text:span><text:span text:style-name="T9_151">sposób</text:span><text:span text:style-name="T9_152"><text:s/></text:span><text:span text:style-name="T9_153">nieinwazyjny</text:span><text:span text:style-name="T9_154"><text:s/></text:span><text:span text:style-name="T9_155">i</text:span><text:span text:style-name="T9_156"><text:s/></text:span><text:span text:style-name="T9_157">co</text:span><text:span text:style-name="T9_158"><text:s/></text:span><text:span text:style-name="T9_159">ważniejsze</text:span><text:span text:style-name="T9_160">,<text:s/></text:span><text:span text:style-name="T9_161">nieprzesadny</text:span><text:span text:style-name="T9_162">.<text:s/></text:span><text:span text:style-name="T9_163">Owszem</text:span><text:span text:style-name="T9_164">,<text:s/></text:span><text:span text:style-name="T9_165">mamy</text:span><text:span text:style-name="T9_166"><text:s/></text:span><text:span text:style-name="T9_167">do</text:span><text:span text:style-name="T9_168"><text:s/></text:span><text:span text:style-name="T9_169">czynienia</text:span><text:span text:style-name="T9_170"><text:s/></text:span><text:span text:style-name="T9_171">ze</text:span><text:span text:style-name="T9_172"><text:s/></text:span><text:span text:style-name="T9_173">sztywnym</text:span><text:span text:style-name="T9_174"><text:s/></text:span><text:span text:style-name="T9_175">formalizmem</text:span><text:span text:style-name="T9_176">,<text:s/></text:span><text:span text:style-name="T9_177">jednak</text:span><text:span text:style-name="T9_178"><text:s/></text:span><text:span text:style-name="T9_179">w</text:span><text:span text:style-name="T9_180"><text:s/></text:span><text:span text:style-name="T9_181">miarę</text:span><text:span text:style-name="T9_182"><text:s/></text:span><text:span text:style-name="T9_183">rozwoju</text:span><text:span text:style-name="T9_184"><text:s/></text:span><text:span text:style-name="T9_185">fabuły</text:span><text:span text:style-name="T9_186"><text:s/></text:span><text:span text:style-name="T9_187">dowiadujemy</text:span><text:span text:style-name="T9_188"><text:s/></text:span><text:span text:style-name="T9_189">się</text:span><text:span text:style-name="T9_190"><text:s/></text:span><text:span text:style-name="T9_191">więcej</text:span><text:span text:style-name="T9_192"><text:s/></text:span><text:span text:style-name="T9_193">zarówno</text:span><text:span text:style-name="T9_194"><text:s/></text:span><text:span text:style-name="T9_195">o</text:span><text:span text:style-name="T9_196"><text:s/></text:span><text:span text:style-name="T9_197">umiejętnościach</text:span><text:span text:style-name="T9_198">,<text:s/></text:span><text:span text:style-name="T9_199">charakterze</text:span><text:span text:style-name="T9_200">,<text:s/></text:span><text:span text:style-name="T9_201">jak</text:span><text:span text:style-name="T9_202"><text:s/></text:span><text:span text:style-name="T9_203">i</text:span><text:span text:style-name="T9_204"><text:s/></text:span><text:span text:style-name="T9_205">o</text:span><text:span text:style-name="T9_206"><text:s/></text:span><text:span text:style-name="T9_207">prywatnym</text:span><text:span text:style-name="T9_208"><text:s/></text:span><text:span text:style-name="T9_209">życiu</text:span><text:span text:style-name="T9_210"><text:s/></text:span><text:span text:style-name="T9_211">pani</text:span><text:span text:style-name="T9_212"><text:s/></text:span><text:span text:style-name="T9_213">kapitan</text:span><text:span text:style-name="T9_214">.<text:s/></text:span><text:span text:style-name="T9_215">Oczywiście</text:span><text:span text:style-name="T9_216"><text:s/></text:span><text:span text:style-name="T9_217">autor</text:span><text:span text:style-name="T9_218"><text:s/></text:span><text:span text:style-name="T9_219">zadbał</text:span><text:span text:style-name="T9_220">,<text:s/></text:span><text:span text:style-name="T9_221">by</text:span><text:span text:style-name="T9_222"><text:s/></text:span><text:span text:style-name="T9_223">przydzielony</text:span><text:span text:style-name="T9_224"><text:s/></text:span><text:span text:style-name="T9_225">Twilight</text:span><text:span text:style-name="T9_226"><text:s/></text:span><text:span text:style-name="T9_227">oficer</text:span><text:span text:style-name="T9_228"><text:s/></text:span><text:span text:style-name="T9_229">miał</text:span><text:span text:style-name="T9_230"><text:s/></text:span><text:span text:style-name="T9_231">stosowne</text:span><text:span text:style-name="T9_232"><text:s/></text:span><text:span text:style-name="T9_233">doświadczenie</text:span><text:span text:style-name="T9_234"><text:s/>–<text:s/></text:span><text:span text:style-name="T9_235">tak</text:span><text:span text:style-name="T9_236"><text:s/></text:span><text:span text:style-name="T9_237">prestiżowego</text:span><text:span text:style-name="T9_238"><text:s/></text:span><text:span text:style-name="T9_239">zadania</text:span><text:span text:style-name="T9_240"><text:s/></text:span><text:span text:style-name="T9_241">z</text:span><text:span text:style-name="T9_242"><text:s/></text:span><text:span text:style-name="T9_243">całą</text:span><text:span text:style-name="T9_244"><text:s/></text:span><text:span text:style-name="T9_245">pewnością</text:span><text:span text:style-name="T9_246"><text:s/></text:span><text:span text:style-name="T9_247">nie</text:span><text:span text:style-name="T9_248"><text:s/></text:span><text:span text:style-name="T9_249">można</text:span><text:span text:style-name="T9_250"><text:s/></text:span><text:span text:style-name="T9_251">było</text:span><text:span text:style-name="T9_252"><text:s/></text:span><text:span text:style-name="T9_253">powierzyć</text:span><text:span text:style-name="T9_254"><text:s/></text:span><text:span text:style-name="T9_255">pierwszemu</text:span><text:span text:style-name="T9_256"><text:s/></text:span><text:span text:style-name="T9_257">lepszemu</text:span><text:span text:style-name="T9_258"><text:s/></text:span><text:span text:style-name="T9_259">rekrutowi</text:span><text:span text:style-name="T9_260">.<text:s/></text:span><text:span text:style-name="T9_261">A</text:span><text:span text:style-name="T9_262"><text:s/></text:span><text:span text:style-name="T9_263">że</text:span><text:span text:style-name="T9_264"><text:s/></text:span><text:span text:style-name="T9_265">Las</text:span><text:span text:style-name="T9_266"><text:s/></text:span><text:span text:style-name="T9_267">Evefree</text:span><text:span text:style-name="T9_268"><text:s/></text:span><text:span text:style-name="T9_269">i</text:span><text:span text:style-name="T9_270"><text:s/></text:span><text:span text:style-name="T9_271">czające</text:span><text:span text:style-name="T9_272"><text:s/></text:span><text:span text:style-name="T9_273">się</text:span><text:span text:style-name="T9_274"><text:s/></text:span><text:span text:style-name="T9_275">w</text:span><text:span text:style-name="T9_276"><text:s/></text:span><text:span text:style-name="T9_277">nim</text:span><text:span text:style-name="T9_278"><text:s/></text:span><text:span text:style-name="T9_279">niebezpieczeństwa</text:span><text:span text:style-name="T9_280"><text:s/></text:span><text:span text:style-name="T9_281">niedaleko</text:span><text:span text:style-name="T9_282">,<text:s/></text:span><text:span text:style-name="T9_283">to</text:span><text:span text:style-name="T9_284"><text:s/></text:span><text:span text:style-name="T9_285">członkini</text:span><text:span text:style-name="T9_286"><text:s/></text:span><text:span text:style-name="T9_287">Dalekiego</text:span><text:span text:style-name="T9_288"><text:s/></text:span><text:span text:style-name="T9_289">Patrolu</text:span><text:span text:style-name="T9_290">,<text:s/></text:span><text:span text:style-name="T9_291">elitarnej</text:span><text:span text:style-name="T9_292"><text:s/></text:span><text:span text:style-name="T9_293">jednostki</text:span><text:span text:style-name="T9_294"><text:s/></text:span><text:span text:style-name="T9_295">armii</text:span><text:span text:style-name="T9_296"><text:s/></text:span><text:span text:style-name="T9_297">Equestrii</text:span><text:span text:style-name="T9_298">,<text:s/></text:span><text:span text:style-name="T9_299">która</text:span><text:span text:style-name="T9_300"><text:s/></text:span><text:span text:style-name="T9_301">na</text:span><text:span text:style-name="T9_302"><text:s/></text:span><text:span text:style-name="T9_303">dodatek</text:span><text:span text:style-name="T9_304"><text:s/></text:span><text:span text:style-name="T9_305">swoim</text:span><text:span text:style-name="T9_306"><text:s/></text:span><text:span text:style-name="T9_307">zachowaniem</text:span><text:span text:style-name="T9_308"><text:s/></text:span><text:span text:style-name="T9_309">i</text:span><text:span text:style-name="T9_310"><text:s/></text:span><text:span text:style-name="T9_311">obyciem</text:span><text:span text:style-name="T9_312"><text:s/></text:span><text:span text:style-name="T9_313">towarzyskim</text:span><text:span text:style-name="T9_314"><text:s/></text:span><text:span text:style-name="T9_315">wprawiłaby</text:span><text:span text:style-name="T9_316"><text:s/></text:span><text:span text:style-name="T9_317">w</text:span><text:span text:style-name="T9_318"><text:s/></text:span><text:span text:style-name="T9_319">zazdrość</text:span><text:span text:style-name="T9_320"><text:s/></text:span><text:span text:style-name="T9_321">Rarity</text:span><text:span text:style-name="T9_322">,<text:s/></text:span><text:span text:style-name="T9_323">jest</text:span><text:span text:style-name="T9_324"><text:s/></text:span><text:span text:style-name="T9_325">naprawdę</text:span><text:span text:style-name="T9_326"><text:s/></text:span><text:span text:style-name="T9_327">idealnym</text:span><text:span text:style-name="T9_328"><text:s/></text:span><text:span text:style-name="T9_329">wyborem</text:span><text:span text:style-name="T9_330">.</text:span></text:p>
      <text:p text:style-name="P10"/>
      <text:p text:style-name="P11"><text:span text:style-name="T11_1">Opowiadanie</text:span><text:span text:style-name="T11_2"><text:s/></text:span><text:span text:style-name="T11_3">mogę</text:span><text:span text:style-name="T11_4"><text:s/></text:span><text:span text:style-name="T11_5">polecić</text:span><text:span text:style-name="T11_6"><text:s/></text:span><text:span text:style-name="T11_7">każdemu</text:span><text:span text:style-name="T11_8"><text:s/>–<text:s/></text:span><text:span text:style-name="T11_9">jest</text:span><text:span text:style-name="T11_10"><text:s/></text:span><text:span text:style-name="T11_11">w</text:span><text:span text:style-name="T11_12"><text:s/></text:span><text:span text:style-name="T11_13">nim</text:span><text:span text:style-name="T11_14"><text:s/></text:span><text:span text:style-name="T11_15">sporo</text:span><text:span text:style-name="T11_16"><text:s/></text:span><text:span text:style-name="T11_17">sarkazmu</text:span><text:span text:style-name="T11_18">,<text:s/></text:span><text:span text:style-name="T11_19">dużo</text:span><text:span text:style-name="T11_20"><text:s/></text:span><text:span text:style-name="T11_21">humoru</text:span><text:span text:style-name="T11_22">,<text:s/></text:span><text:span text:style-name="T11_23">nieco</text:span><text:span text:style-name="T11_24"><text:s/></text:span><text:span text:style-name="T11_25">poważniejszych</text:span><text:span text:style-name="T11_26"><text:s/></text:span><text:span text:style-name="T11_27">treści</text:span><text:span text:style-name="T11_28"><text:s/></text:span><text:span text:style-name="T11_29">a</text:span><text:span text:style-name="T11_30"><text:s/></text:span><text:span text:style-name="T11_31">także</text:span><text:span text:style-name="T11_32"><text:s/></text:span><text:span text:style-name="T11_33">akcja</text:span><text:span text:style-name="T11_34"><text:s/>–<text:s/></text:span><text:span text:style-name="T11_35">niemal</text:span><text:span text:style-name="T11_36"><text:s/></text:span><text:span text:style-name="T11_37">każdy</text:span><text:span text:style-name="T11_38"><text:s/></text:span><text:span text:style-name="T11_39">może</text:span><text:span text:style-name="T11_40"><text:s/></text:span><text:span text:style-name="T11_41">znaleźć</text:span><text:span text:style-name="T11_42"><text:s/></text:span><text:span text:style-name="T11_43">w</text:span><text:span text:style-name="T11_44"><text:s/></text:span><text:span text:style-name="T11_45">nim</text:span><text:span text:style-name="T11_46"><text:s/></text:span><text:span text:style-name="T11_47">coś</text:span><text:span text:style-name="T11_48"><text:s/></text:span><text:span text:style-name="T11_49">dla</text:span><text:span text:style-name="T11_50"><text:s/></text:span><text:span text:style-name="T11_51">siebie</text:span><text:span text:style-name="T11_52"><text:s/>–<text:s/></text:span><text:span text:style-name="T11_53">takie</text:span><text:span text:style-name="T11_54"><text:s/></text:span><text:span text:style-name="T11_55">połączenie</text:span><text:span text:style-name="T11_56"><text:s/></text:span><text:span text:style-name="T11_57">jest</text:span><text:span text:style-name="T11_58"><text:s/></text:span><text:span text:style-name="T11_59">w</text:span><text:span text:style-name="T11_60"><text:s/></text:span><text:span text:style-name="T11_61">sumie</text:span><text:span text:style-name="T11_62"><text:s/></text:span><text:span text:style-name="T11_63">cechą</text:span><text:span text:style-name="T11_64"><text:s/></text:span><text:span text:style-name="T11_65">wszelkich</text:span><text:span text:style-name="T11_66"><text:s/></text:span><text:span text:style-name="T11_67">opowiadań</text:span><text:span text:style-name="T11_68"><text:s/></text:span><text:span text:style-name="T11_69">z</text:span><text:span text:style-name="T11_70"><text:s/></text:span><text:span text:style-name="T11_71">serii</text:span><text:span text:style-name="T11_72"><text:s/></text:span><text:span text:style-name="T11_73">Winningverse</text:span><text:span text:style-name="T11_74">.<text:s/></text:span><text:span text:style-name="T11_75">Jeżeli</text:span><text:span text:style-name="T11_76"><text:s/></text:span><text:span text:style-name="T11_77">chodzi</text:span><text:span text:style-name="T11_78"><text:s/></text:span><text:span text:style-name="T11_79">o</text:span><text:span text:style-name="T11_80"><text:s/></text:span><text:span text:style-name="T11_81">użyty</text:span><text:span text:style-name="T11_82"><text:s/></text:span><text:span text:style-name="T11_83">język</text:span><text:span text:style-name="T11_84">,<text:s/></text:span><text:span text:style-name="T11_85">to</text:span><text:span text:style-name="T11_86"><text:s/></text:span><text:span text:style-name="T11_87">jest</text:span><text:span text:style-name="T11_88"><text:s/></text:span><text:span text:style-name="T11_89">on</text:span><text:span text:style-name="T11_90"><text:s/></text:span><text:span text:style-name="T11_91">w</text:span><text:span text:style-name="T11_92"><text:s/></text:span><text:span text:style-name="T11_93">miarę</text:span><text:span text:style-name="T11_94"><text:s/></text:span><text:span text:style-name="T11_95">prosty</text:span><text:span text:style-name="T11_96"><text:s/></text:span><text:span text:style-name="T11_97">i</text:span><text:span text:style-name="T11_98"><text:s/></text:span><text:span text:style-name="T11_99">spokojnie</text:span><text:span text:style-name="T11_100"><text:s/></text:span><text:span text:style-name="T11_101">można</text:span><text:span text:style-name="T11_102"><text:s/></text:span><text:span text:style-name="T11_103">czytać</text:span><text:span text:style-name="T11_104"><text:s/></text:span><text:span text:style-name="T11_105">oryginał</text:span><text:span text:style-name="T11_106">,<text:s/></text:span><text:span text:style-name="T11_107">choć</text:span><text:span text:style-name="T11_108"><text:s/></text:span><text:span text:style-name="T11_109">w</text:span><text:span text:style-name="T11_110"><text:s/></text:span><text:span text:style-name="T11_111">planach</text:span><text:span text:style-name="T11_112"><text:s/>(</text:span><text:span text:style-name="T11_113">odległych</text:span><text:span text:style-name="T11_114">)<text:s/></text:span><text:span text:style-name="T11_115">jest</text:span><text:span text:style-name="T11_116"><text:s/></text:span><text:span text:style-name="T11_117">tłumaczenie</text:span><text:span text:style-name="T11_118"><text:s/></text:span><text:span text:style-name="T11_119">i</text:span><text:span text:style-name="T11_120"><text:s/></text:span><text:span text:style-name="T11_121">tego</text:span><text:span text:style-name="T11_122"><text:s/></text:span><text:span text:style-name="T11_123">opowiadania</text:span><text:span text:style-name="T11_124">.<text:s/></text:span><text:span text:style-name="T11_125">Póki</text:span><text:span text:style-name="T11_126"><text:s/></text:span><text:span text:style-name="T11_127">co</text:span><text:span text:style-name="T11_128"><text:s/></text:span><text:span text:style-name="T11_129">zachęcam</text:span><text:span text:style-name="T11_130"><text:s/></text:span><text:span text:style-name="T11_131">jednak</text:span><text:span text:style-name="T11_132"><text:s/></text:span><text:span text:style-name="T11_133">do</text:span><text:span text:style-name="T11_134"><text:s/></text:span><text:span text:style-name="T11_135">odwiedzenia</text:span><text:span text:style-name="T11_136"><text:s/></text:span><text:span text:style-name="T11_137">fimfiction</text:span><text:span text:style-name="T11_138"><text:s/></text:span><text:span text:style-name="T11_139">i</text:span><text:span text:style-name="T11_140"><text:s/></text:span><text:span text:style-name="T11_141">zapoznania</text:span><text:span text:style-name="T11_142"><text:s/></text:span><text:span text:style-name="T11_143">się</text:span><text:span text:style-name="T11_144"><text:s/></text:span><text:span text:style-name="T11_145">z</text:span><text:span text:style-name="T11_146"><text:s/></text:span><text:span text:style-name="T11_147">reklamowanymi</text:span><text:span text:style-name="T11_148"><text:s/></text:span><text:span text:style-name="T11_149">tu</text:span><text:span text:style-name="T11_150"><text:s/></text:span><text:span text:style-name="T11_151">przygodami</text:span><text:span text:style-name="T11_152"><text:s/></text:span><text:span text:style-name="T11_153">księżniczki</text:span><text:span text:style-name="T11_154"><text:s/></text:span><text:span text:style-name="T11_155">i</text:span><text:span text:style-name="T11_156"><text:s/></text:span><text:span text:style-name="T11_157">jej</text:span><text:span text:style-name="T11_158"><text:s/></text:span><text:span text:style-name="T11_159">ochroniarki</text:span><text:span text:style-name="T11_160">.<text:s text:c="2"/>8/10</text:span></text:p>
      <text:p text:style-name="P12"/>
      <text:p text:style-name="P13"><text:span text:style-name="T13_1">Link</text:span><text:span text:style-name="T13_2"><text:s/></text:span><text:span text:style-name="T13_3">do</text:span><text:span text:style-name="T13_4"><text:s/></text:span><text:span text:style-name="T13_5">obrazka</text:span><text:span text:style-name="T13_6">:<text:s/></text:span><text:span text:style-name="T13_7"><text:a xlink:type="simple" xlink:href="http://cdn-img.fimfiction.net/story/67z1-1432556102-175923-full"><text:span text:style-name="T13_8">http</text:span></text:a></text:span><text:span text:style-name="T13_9"><text:a xlink:type="simple" xlink:href="http://cdn-img.fimfiction.net/story/67z1-1432556102-175923-full"><text:span text:style-name="T13_10">://</text:span></text:a></text:span><text:span text:style-name="T13_11"><text:a xlink:type="simple" xlink:href="http://cdn-img.fimfiction.net/story/67z1-1432556102-175923-full"><text:span text:style-name="T13_12">cdn</text:span></text:a></text:span><text:span text:style-name="T13_13"><text:a xlink:type="simple" xlink:href="http://cdn-img.fimfiction.net/story/67z1-1432556102-175923-full"><text:span text:style-name="T13_14">-</text:span></text:a></text:span><text:span text:style-name="T13_15"><text:a xlink:type="simple" xlink:href="http://cdn-img.fimfiction.net/story/67z1-1432556102-175923-full"><text:span text:style-name="T13_16">img</text:span></text:a></text:span><text:span text:style-name="T13_17"><text:a xlink:type="simple" xlink:href="http://cdn-img.fimfiction.net/story/67z1-1432556102-175923-full"><text:span text:style-name="T13_18">.</text:span></text:a></text:span><text:span text:style-name="T13_19"><text:a xlink:type="simple" xlink:href="http://cdn-img.fimfiction.net/story/67z1-1432556102-175923-full"><text:span text:style-name="T13_20">fimfiction</text:span></text:a></text:span><text:span text:style-name="T13_21"><text:a xlink:type="simple" xlink:href="http://cdn-img.fimfiction.net/story/67z1-1432556102-175923-full"><text:span text:style-name="T13_22">.</text:span></text:a></text:span><text:span text:style-name="T13_23"><text:a xlink:type="simple" xlink:href="http://cdn-img.fimfiction.net/story/67z1-1432556102-175923-full"><text:span text:style-name="T13_24">net</text:span></text:a></text:span><text:span text:style-name="T13_25"><text:a xlink:type="simple" xlink:href="http://cdn-img.fimfiction.net/story/67z1-1432556102-175923-full"><text:span text:style-name="T13_26">/</text:span></text:a></text:span><text:span text:style-name="T13_27"><text:a xlink:type="simple" xlink:href="http://cdn-img.fimfiction.net/story/67z1-1432556102-175923-full"><text:span text:style-name="T13_28">story</text:span></text:a></text:span><text:span text:style-name="T13_29"><text:a xlink:type="simple" xlink:href="http://cdn-img.fimfiction.net/story/67z1-1432556102-175923-full"><text:span text:style-name="T13_30">/67</text:span></text:a></text:span><text:span text:style-name="T13_31"><text:a xlink:type="simple" xlink:href="http://cdn-img.fimfiction.net/story/67z1-1432556102-175923-full"><text:span text:style-name="T13_32">z</text:span></text:a></text:span><text:span text:style-name="T13_33"><text:a xlink:type="simple" xlink:href="http://cdn-img.fimfiction.net/story/67z1-1432556102-175923-full"><text:span text:style-name="T13_34">1-1432556102-175923-</text:span></text:a></text:span><text:span text:style-name="T13_35"><text:a xlink:type="simple" xlink:href="http://cdn-img.fimfiction.net/story/67z1-1432556102-175923-full"><text:span text:style-name="T13_36">full</text:span></text:a></text:span></text:p>
      <text:p text:style-name="P14"><text:span text:style-name="T14_1">Link</text:span><text:span text:style-name="T14_2"><text:s/></text:span><text:span text:style-name="T14_3">do</text:span><text:span text:style-name="T14_4"><text:s/></text:span><text:span text:style-name="T14_5">źródła</text:span><text:span text:style-name="T14_6">:<text:s/></text:span><text:span text:style-name="T14_7"><text:a xlink:type="simple" xlink:href="http://inuhoshi-to-darkpen.deviantart.com/"><text:span text:style-name="T14_8">http</text:span></text:a></text:span><text:span text:style-name="T14_9"><text:a xlink:type="simple" xlink:href="http://inuhoshi-to-darkpen.deviantart.com/"><text:span text:style-name="T14_10">://</text:span></text:a></text:span><text:span text:style-name="T14_11"><text:a xlink:type="simple" xlink:href="http://inuhoshi-to-darkpen.deviantart.com/"><text:span text:style-name="T14_12">inuhoshi</text:span></text:a></text:span><text:span text:style-name="T14_13"><text:a xlink:type="simple" xlink:href="http://inuhoshi-to-darkpen.deviantart.com/"><text:span text:style-name="T14_14">-</text:span></text:a></text:span><text:span text:style-name="T14_15"><text:a xlink:type="simple" xlink:href="http://inuhoshi-to-darkpen.deviantart.com/"><text:span text:style-name="T14_16">to</text:span></text:a></text:span><text:span text:style-name="T14_17"><text:a xlink:type="simple" xlink:href="http://inuhoshi-to-darkpen.deviantart.com/"><text:span text:style-name="T14_18">-</text:span></text:a></text:span><text:span text:style-name="T14_19"><text:a xlink:type="simple" xlink:href="http://inuhoshi-to-darkpen.deviantart.com/"><text:span text:style-name="T14_20">darkpen</text:span></text:a></text:span><text:span text:style-name="T14_21"><text:a xlink:type="simple" xlink:href="http://inuhoshi-to-darkpen.deviantart.com/"><text:span text:style-name="T14_22">.</text:span></text:a></text:span><text:span text:style-name="T14_23"><text:a xlink:type="simple" xlink:href="http://inuhoshi-to-darkpen.deviantart.com/"><text:span text:style-name="T14_24">deviantart</text:span></text:a></text:span><text:span text:style-name="T14_25"><text:a xlink:type="simple" xlink:href="http://inuhoshi-to-darkpen.deviantart.com/"><text:span text:style-name="T14_26">.</text:span></text:a></text:span><text:span text:style-name="T14_27"><text:a xlink:type="simple" xlink:href="http://inuhoshi-to-darkpen.deviantart.com/"><text:span text:style-name="T14_28">com</text:span></text:a></text:span><text:span text:style-name="T14_29"><text:a xlink:type="simple" xlink:href="http://inuhoshi-to-darkpen.deviantart.com/"><text:span text:style-name="T14_30">/</text:span></text:a></text:span><text:span text:style-name="T14_31"><text:s/>(</text:span><text:span text:style-name="T14_32">i</text:span><text:span text:style-name="T14_33"><text:s/></text:span><text:span text:style-name="T14_34">znowu</text:span><text:span text:style-name="T14_35"><text:s/></text:span><text:span text:style-name="T14_36">nie</text:span><text:span text:style-name="T14_37"><text:s/></text:span><text:span text:style-name="T14_38">ma</text:span><text:span text:style-name="T14_39"><text:s/></text:span><text:span text:style-name="T14_40">u</text:span><text:span text:style-name="T14_41"><text:s/></text:span><text:span text:style-name="T14_42">niej</text:span><text:span text:style-name="T14_43"><text:s/></text:span><text:span text:style-name="T14_44">na</text:span><text:span text:style-name="T14_45"><text:s/></text:span><text:span text:style-name="T14_46">stronie</text:span><text:span text:style-name="T14_47">,<text:s/></text:span><text:span text:style-name="T14_48">ale</text:span><text:span text:style-name="T14_49"><text:s/></text:span><text:span text:style-name="T14_50">to</text:span><text:span text:style-name="T14_51"><text:s/></text:span><text:span text:style-name="T14_52">zdecydowanie</text:span><text:span text:style-name="T14_53"><text:s/></text:span><text:span text:style-name="T14_54">ona</text:span><text:span text:style-name="T14_55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